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ection</text:p>
      <text:p text:style-name="P2">LEVEL: INTERMEDIATE</text:p>
      <text:p text:style-name="P2"/>
      <text:p text:style-name="P2">This tutorial builds on the blob detection and basic image processing tutorials. <text:s/>It introduces some advanced functionality in the Python image processing module and moves on to doing robot control, using objects detected from the webcam to guide it. <text:s/>It is helpful to have looked at the robot control tutorial before doing this tutorial.</text:p>
      <text:p text:style-name="P2"/>
      <text:p text:style-name="P2">REQUIREMENTS:</text:p>
      <text:p text:style-name="P2"/>
      <text:p text:style-name="P2">Webcam</text:p>
      <text:p text:style-name="P2">Raspberry Pi</text:p>
      <text:p text:style-name="P2"/>
      <text:p text:style-name="P2">For the robot:</text:p>
      <text:p text:style-name="P2">Custom Pi Shield</text:p>
      <text:p text:style-name="P2">Robot Base</text:p>
      <text:p text:style-name="P2">Batteries</text:p>
      <text:p text:style-name="P2"/>
      <text:p text:style-name="P2">INSTRUCTIONS:</text:p>
      <text:p text:style-name="P2"/>
      <text:p text:style-name="P2">First of all create two separate scripts called 'face_detect.py' and 'blob_detect.py'. <text:s/>These will be the scripts we will work on. <text:s/>Start by editing the face_detect.py script.</text:p>
      <text:p text:style-name="P2"/>
      <text:p text:style-name="P2">As usual import the image processing library, and create a Camera and Viewer object</text:p>
      <text:p text:style-name="P2"/>
      <text:p text:style-name="Code">from imgproc import * </text:p>
      <text:p text:style-name="Code"/>
      <text:p text:style-name="Code">cam = Camera(160, 120)</text:p>
      <text:p text:style-name="Code">view = Viewer(“Face detection”, cam.width, cam.height)</text:p>
      <text:p text:style-name="Standard"/>
      <text:p text:style-name="Standard">Now add the event handling line, every time this is evaluated it checks the mouse, keyboard and status events since the last time it was called. <text:s/>If there is a quit event, it will return False, and the while loop will finish.</text:p>
      <text:p text:style-name="Standard"/>
      <text:p text:style-name="Code">while handleEvents():</text:p>
      <text:p text:style-name="Standard"/>
      <text:p text:style-name="Standard">Ever time we loop, we want to grab an image from the camera and store it</text:p>
      <text:p text:style-name="Standard"/>
      <text:p text:style-name="Code"><text:tab/>image = cam.grabImage()</text:p>
      <text:p text:style-name="Standard"/>
      <text:p text:style-name="Standard">Now is the interesting part. <text:s/>In the image processing module there is a function which is part of the Image class called detectFaces, this function takes the image as input, and searches for faces within it; when faces are found, their bounding rectangles are returned in a list of Python tuples. <text:s/>These tuples contain the x and y position of the match, and the width and height of its bounding rectangle.</text:p>
      <text:p text:style-name="Standard"/>
      <text:p text:style-name="Code"><text:tab/>faces = image.detectFaces()</text:p>
      <text:p text:style-name="Standard"/>
      <text:p text:style-name="Standard">Faces will now contain a list of bounding rectangles of any found faces. <text:s/>Now we need to extract the information from faces. <text:s/>We can do this with a for loop</text:p>
      <text:p text:style-name="Standard"/>
      <text:p text:style-name="Standard"/>
      <text:p text:style-name="Code"><text:tab/>for face in faces:</text:p>
      <text:p text:style-name="Standard"><text:soft-page-break/></text:p>
      <text:p text:style-name="Standard">Each iteration of the loop, face will contain a new tuple representing a new matched face. <text:s/>Lets use the bounds returned by the face to draw them onto the image</text:p>
      <text:p text:style-name="Standard"/>
      <text:p text:style-name="Code"><text:tab/><text:tab/># extract the x, y, width and height from the tuple</text:p>
      <text:p text:style-name="Code"><text:tab/><text:tab/>x, y, width, height = face</text:p>
      <text:p text:style-name="Standard"/>
      <text:p text:style-name="Code"><text:tab/><text:tab/># use the information to draw an orange rectangle around the face</text:p>
      <text:p text:style-name="Code"><text:tab/><text:tab/>image.drawRect(x, y, width, height, 128, 0, 255)</text:p>
      <text:p text:style-name="Standard"/>
      <text:p text:style-name="Standard">Now, draw the image to the view, do this outside the for loop, but inside the while, so it's still drawn every frame</text:p>
      <text:p text:style-name="Code"/>
      <text:p text:style-name="Code">view.displayImage(image)</text:p>
      <text:p text:style-name="Standard"/>
      <text:p text:style-name="Standard">Run this program now, it should pick up your face in the frame and draw a purple bounding box around it. <text:s/>There is a code listing for this script online on the <text:span text:style-name="T2">website</text:span> if you are stuck</text:p>
      <text:p text:style-name="Standard"/>
      <text:p text:style-name="Standard">Now the face detection is working, we'll move onto doing blob detection. <text:s/>We'll come back to the face detection later, when we look at controlling the robot.</text:p>
      <text:p text:style-name="Standard"/>
      <text:p text:style-name="Standard">Open blob_detect.py, this will be our blob detection script.</text:p>
      <text:p text:style-name="Standard"/>
      <text:p text:style-name="Standard">The blob detection tutorial goes through how the blob detection algorithm works under the hood, but it was too slow, and could only handle a single blob at a time. <text:s/>For the purpose of efficient robot control, we will be using a bit more advanced blob detection which is already part of the image processing module. <text:s/>To use this we need another script of a similar format to our face detection one</text:p>
      <text:p text:style-name="Standard"/>
      <text:p text:style-name="Code">from imgproc import *</text:p>
      <text:p text:style-name="Code"/>
      <text:p text:style-name="Code">cam = Camera(160, 120)</text:p>
      <text:p text:style-name="Code">view = Viewer(“Blob detection”, cam.width, cam.height)</text:p>
      <text:p text:style-name="Code"/>
      <text:p text:style-name="Code">while handleEvents():</text:p>
      <text:p text:style-name="Code"><text:tab/>image = cam.grabImage()</text:p>
      <text:p text:style-name="Standard"/>
      <text:p text:style-name="Standard">Now to detect blobs in the image we need to define the range of colours to filter out. <text:s/>To do this we will use a function called chromaKey(). <text:s/>This function takes red, green and blue intensity values, and a threshold as arguments. <text:s/>It treats the red, green and blue as axis on a 3d graph, and uses Pythagoras' theorem to calculate the distance between the reference intensities and that of the current pixel. <text:s/>If the the distance is less than that of the threshold, then the pixel passes and is set white, otherwise the pixel is set black.</text:p>
      <text:p text:style-name="Standard"/>
      <text:p text:style-name="Code"><text:tab/># use the chroma key with the colour (160, 64, 64) and the threshold 96</text:p>
      <text:p text:style-name="Code"><text:tab/>image.chromaKey(160, 64, 64, 96)</text:p>
      <text:p text:style-name="Standard"/>
      <text:p text:style-name="Standard">After applying the chroma key function, the provided image becomes black and white. <text:s/>If we want to draw to the original image later then we need to create a copy of it before applying the chroma key, like so:</text:p>
      <text:p text:style-name="Standard"/>
      <text:p text:style-name="Code"><text:tab/># create a copy of the original image for later</text:p>
      <text:p text:style-name="Code"><text:tab/>image_copy = image.copy()</text:p>
      <text:p text:style-name="Code"><text:soft-page-break/><text:tab/># now apply the chroma key</text:p>
      <text:p text:style-name="Code"><text:tab/>image.chromaKey(160, 64, 64, 96)</text:p>
      <text:p text:style-name="Standard"/>
      <text:p text:style-name="Standard">We will use the image copy later for drawing to the screen, but now we will use the now black and white original to detect blobs. <text:s/>The detectBlobs function works in much the same way as detectFaces, however as well as returning the x and y position and the width and height of the bounding rectangle, it also returns the number of pixels or 'area' the blob occupies. <text:s/></text:p>
      <text:p text:style-name="Standard"/>
      <text:p text:style-name="Code"><text:tab/># detectBlobs returns a tuple of the x, y, width and height of the</text:p>
      <text:p text:style-name="Code"><text:tab/># bounds and the area in pixels of the blob </text:p>
      <text:p text:style-name="Code"><text:tab/>blobs = image.detectBlobs()</text:p>
      <text:p text:style-name="Standard"/>
      <text:p text:style-name="Standard">And from here we can iterate over every blob, get their bounding box, draw their bounds to the image copy, and then draw the image copy to the screen</text:p>
      <text:p text:style-name="Standard"/>
      <text:p text:style-name="Code"><text:tab/>for blob in blobs:</text:p>
      <text:p text:style-name="Code"><text:tab/><text:tab/># extract the blob's information</text:p>
      <text:p text:style-name="Code"><text:tab/><text:tab/>x, y, width, height, area = blob</text:p>
      <text:p text:style-name="Code"/>
      <text:p text:style-name="Code"><text:tab/><text:tab/># draw green bounding boxes around the blob on the image <text:span text:style-name="T1">copy</text:span></text:p>
      <text:p text:style-name="Code"><text:tab/><text:tab/>image_copy.drawRect(x, y, w, h, 0, 255, 0)</text:p>
      <text:p text:style-name="Code"/>
      <text:p text:style-name="Code"><text:tab/># display the image <text:span text:style-name="T1">copy</text:span> on screen</text:p>
      <text:p text:style-name="Code"><text:tab/>view.displayImage(image_copy)</text:p>
      <text:p text:style-name="Standard"/>
      <text:p text:style-name="Standard">The detectBlobs function has given us all of the continuous regions found in the image, including all of the 'blobs' made up of only a single pixel. <text:s/>Really we're only interested in the biggest blob in the image, so we need to filter out all of the other blobs. <text:s/>As we loop across all of the found blobs, we'll keep track of the biggest blob found so far, and by checking the area of each consecutive block against this one we can make sure that by the end we have the largest.</text:p>
      <text:p text:style-name="Standard"/>
      <text:p text:style-name="Code"><text:tab/># detect blobs in the image</text:p>
      <text:p text:style-name="Code"><text:tab/>blobs = image.detectBlobs()</text:p>
      <text:p text:style-name="Code"/>
      <text:p text:style-name="Code"><text:tab/># our current biggest</text:p>
      <text:p text:style-name="Code"><text:tab/>largest_blob = None</text:p>
      <text:p text:style-name="Code"/>
      <text:p text:style-name="Code"><text:tab/># the current biggest's area</text:p>
      <text:p text:style-name="Code"><text:tab/>largest_blob_area = 0</text:p>
      <text:p text:style-name="Code"/>
      <text:p text:style-name="Code"><text:tab/>for blob in blobs:</text:p>
      <text:p text:style-name="Code"><text:tab/><text:tab/># extract the blob's information</text:p>
      <text:p text:style-name="Code"><text:tab/><text:tab/>x, y, width, height, area = blob</text:p>
      <text:p text:style-name="Code"/>
      <text:p text:style-name="Code"><text:tab/><text:tab/># check if the area is greater than the largest blob's</text:p>
      <text:p text:style-name="Code"><text:tab/><text:tab/>if area &gt; largest_blob_area:</text:p>
      <text:p text:style-name="Code"><text:tab/><text:tab/><text:tab/># area is greater, so the current blob is the new largest</text:p>
      <text:p text:style-name="Code"><text:tab/><text:tab/><text:tab/>largest_blob = blob</text:p>
      <text:p text:style-name="Code"><text:tab/><text:tab/><text:tab/></text:p>
      <text:p text:style-name="Code"><text:tab/><text:tab/><text:tab/># set the largest area to the current blobs area</text:p>
      <text:p text:style-name="Code"><text:tab/><text:tab/><text:tab/>largest_blob_area = area</text:p>
      <text:p text:style-name="Code"><text:soft-page-break/></text:p>
      <text:p text:style-name="Code"><text:tab/># check the largest_blob is set</text:p>
      <text:p text:style-name="Code"><text:tab/>if largest_blob is not None:</text:p>
      <text:p text:style-name="Code"><text:tab/><text:tab/># extract largest blobs information</text:p>
      <text:p text:style-name="Code"><text:tab/><text:tab/>x, y, width, height, area = largest_blob</text:p>
      <text:p text:style-name="Code"/>
      <text:p text:style-name="Code"><text:tab/><text:tab/># draw a purple rectangle around it on the image <text:span text:style-name="T1">copy</text:span></text:p>
      <text:p text:style-name="Code"><text:tab/><text:tab/>image_copy.drawRect(x, y, width, height, 128, 0, 255)</text:p>
      <text:p text:style-name="Code"/>
      <text:p text:style-name="Code"><text:tab/># display the image <text:span text:style-name="T1">copy</text:span></text:p>
      <text:p text:style-name="Code"><text:tab/>view.displayImage(image_copy)</text:p>
      <text:p text:style-name="Code"/>
      <text:p text:style-name="Standard">Run this code to test it. <text:s/>It should pinpoint the single largest continuous blob in the image and draw a purple rectangle around it. <text:s/>If the blob detection does not appear to be working, display the image, rather than its copy to view the black and white version which is being used to find the blobs.</text:p>
      <text:p text:style-name="Standard"/>
      <text:p text:style-name="Standard">If you are really stuck, there is a code listing for this script on the <text:span text:style-name="T2">website</text:span></text:p>
      <text:p text:style-name="Standard"/>
      <text:p text:style-name="Standard">EXTENSION:</text:p>
      <text:p text:style-name="Standard">Here are some other things you may like to try at this stage:</text:p>
      <text:list xml:id="list1306461253" text:style-name="L1">
        <text:list-item>
          <text:p text:style-name="P3">Eliminate long or thin objects from those detected. <text:s/>By checking the ratio of width to height of each blob you can find long objects when they are vertical or horizontal, but what about when the objects are at an angle?</text:p>
        </text:list-item>
        <text:list-item>
          <text:p text:style-name="P3">Remove any objects that are lower than an absolute pixel area</text:p>
        </text:list-item>
        <text:list-item>
          <text:p text:style-name="P3">Detect when the bounds of an object of one colour is inside the bounds of an object of another colour. <text:s/>This will require two chroma keys and two passes of blob detection.</text:p>
        </text:list-item>
      </text:list>
      <text:p text:style-name="Standard"/>
      <text:p text:style-name="Standard">In this final stage, we will use the newly detected faces and blobs to drive the robot. <text:s/>Create a new file called 'chase.py'.</text:p>
      <text:p text:style-name="Standard"/>
      <text:p text:style-name="Standard">We need to include the normal libraries, and those necessary for the robot control.</text:p>
      <text:p text:style-name="Standard"/>
      <text:p text:style-name="Code">from imgproc import * </text:p>
      <text:p text:style-name="Standard"/>
      <text:p text:style-name="Code"># robot control module</text:p>
      <text:p text:style-name="Code">import i2c</text:p>
      <text:p text:style-name="Code"/>
      <text:p text:style-name="Standard"/>
      <text:p text:style-name="Code">cam = Camera(160, 120)</text:p>
      <text:p text:style-name="Code">view = Viewer(“Chase”, cam.width, cam.height)</text:p>
      <text:p text:style-name="Standard"/>
      <text:p text:style-name="Standard">We will still create a viewer as it is useful for testing/debug while it is not connected to the robot. <text:s/>Next:</text:p>
      <text:p text:style-name="Standard"/>
      <text:p text:style-name="Code"># create our robot control</text:p>
      <text:p text:style-name="Code">robot = i2c.I2C()</text:p>
      <text:p text:style-name="Standard"/>
      <text:p text:style-name="Standard">For the next part, you may copy your code from either the face detection script you have written or your blob detection script. <text:s/>I will use the blob finding code simply because it is more responsive than the face detection, but adapting the face detection code to this tutorial should not be too hard.</text:p>
      <text:p text:style-name="Standard"/>
      <text:p text:style-name="Standard"><text:soft-page-break/>The main part of code we are interested in for robot control is the bounds of the target object. <text:s/>We will use the largest object as a target, and then calculate the centre point.</text:p>
      <text:p text:style-name="Standard"/>
      <text:p text:style-name="Code"><text:tab/># initialisation and detection goes here</text:p>
      <text:p text:style-name="Code"><text:tab/>... </text:p>
      <text:p text:style-name="Code"><text:tab/># check the largest_blob is set</text:p>
      <text:p text:style-name="Code"><text:tab/>if largest_blob is not None:</text:p>
      <text:p text:style-name="Code"><text:tab/><text:tab/># extract largest blobs information</text:p>
      <text:p text:style-name="Code"><text:tab/><text:tab/>x, y, width, height, area = largest_blob</text:p>
      <text:p text:style-name="Code"/>
      <text:p text:style-name="Code"><text:tab/><text:tab/># draw a purple rectangle around it on the image copy</text:p>
      <text:p text:style-name="Code"><text:tab/><text:tab/>image_copy.drawRect(x, y, width, height, 128, 0, 255)</text:p>
      <text:p text:style-name="Standard"/>
      <text:p text:style-name="Standard"/>
      <text:p text:style-name="Code"><text:tab/><text:tab/># now extract the centre of the largest blob</text:p>
      <text:p text:style-name="Code"><text:tab/><text:tab/>target_x = (x + x + width) / 2.0</text:p>
      <text:p text:style-name="Code"><text:tab/><text:tab/>target_y = (y + y + width) / 2.0</text:p>
      <text:p text:style-name="Standard"/>
      <text:p text:style-name="Standard">(note: it is important to write 2.0 instead of 2 otherwise python will use integer division)</text:p>
      <text:p text:style-name="Standard"/>
      <text:p text:style-name="Standard">We have our target position in terms of its position in <text:s/>the image. <text:s/>For our robot though, this needs to be in terms of how far left or right of the image it is. <text:s/>Lets normalise the target position to the range -1.0 to +1.0, where -1.0 is on the far left of the screen and +1.0 is on the far right. <text:s/>It's probably obvious now that the target_y position makes no difference to how far left or right on the screen the object is, so you can remove that line from your code.</text:p>
      <text:p text:style-name="Standard"/>
      <text:p text:style-name="Standard">Before normalising to -1.0 to +1.0 we will normalise to +0.0 to +1.0. <text:s/>Potential x positions range from 0.0 to image.width so we can do this by dividing by image.width</text:p>
      <text:p text:style-name="Standard"/>
      <text:p text:style-name="Code"><text:tab/><text:tab/># normalise to the range +0.0 to +1.0</text:p>
      <text:p text:style-name="Code"><text:tab/><text:tab/>target_direction = target_x / image.width</text:p>
      <text:p text:style-name="Standard"/>
      <text:p text:style-name="Standard">Now we will transform this to the range -0.5 to 0.5 by subtracting 0.5</text:p>
      <text:p text:style-name="Code"/>
      <text:p text:style-name="Code"><text:tab/><text:tab/># range -0.5 to +0.5</text:p>
      <text:p text:style-name="Code"><text:tab/><text:tab/>target_direction -= 0.5</text:p>
      <text:p text:style-name="Standard"/>
      <text:p text:style-name="Standard">Finally we multiply by 2 to get the desired range -1.0 to 1.0</text:p>
      <text:p text:style-name="Standard"/>
      <text:p text:style-name="Code"><text:tab/><text:tab/># range -1.0 to +1.0</text:p>
      <text:p text:style-name="Code"><text:tab/><text:tab/>target_direction *= 2.0</text:p>
      <text:p text:style-name="Standard"/>
      <text:p text:style-name="Standard">Now target_direction is in a good format for controlling robots. <text:s/>For the setting of speed of the robot's motors we use the function setSpeeds(). <text:s/>This takes the left speed and right speed as parameters in the range -100 to +100. <text:s/>To begin with, we will make the robot point in the direction of the blob, turning in proportion to how far left or right the blob was in the image.</text:p>
      <text:p text:style-name="Standard"/>
      <text:p text:style-name="Code"><text:tab/><text:tab/># The speed scale of 100 corresponds to full speed</text:p>
      <text:p text:style-name="Code"><text:tab/><text:tab/># when the object is on the far left or right of the image</text:p>
      <text:p text:style-name="Code"><text:tab/><text:tab/>speed_scale = 100.0</text:p>
      <text:p text:style-name="Standard"/>
      <text:p text:style-name="Code"><text:soft-page-break/><text:tab/><text:tab/>left_speed = target_direction * scale_factor</text:p>
      <text:p text:style-name="Code"><text:tab/><text:tab/>right_speed = - target_direction * scale_factor</text:p>
      <text:p text:style-name="Standard"/>
      <text:p text:style-name="Standard">Notice that in the above code, the right speed is set to the negative of the resultant speed. <text:s/>This is because when an object is on the far right, the target direction will be positive, but we want to be running the right motor backwards, not forwards.</text:p>
      <text:p text:style-name="Standard"/>
      <text:p text:style-name="Standard">Now is a good time to test out the code</text:p>
      <text:p text:style-name="Standard"/>
      <text:p text:style-name="Standard">You will notice from testing the code that the robot simply turns on the spot. <text:s/>This is because we are simply settings the speeds the same in opposing directions. <text:s/>You will also notice the robot turns in proportion to how far left or right it is from the sight line of the camera, this means you get slow turns when there is a small angle between the robot and the object, and fast turns when it is near the edge of view.</text:p>
      <text:p text:style-name="Standard"/>
      <text:p text:style-name="Standard">To get the robot moving forwards as it turns, we need to add a constant speed factor. <text:s/>I have lowered the speed scale for this so that turning is not affected by the speeds exceeding +100.0, but you don't have to.</text:p>
      <text:p text:style-name="Code"/>
      <text:p text:style-name="Code"><text:tab/><text:tab/># scale factor for the speed</text:p>
      <text:p text:style-name="Code"><text:tab/><text:tab/>speed_scale = 75.0</text:p>
      <text:p text:style-name="Code"><text:tab/><text:tab/># constant forward speed to add</text:p>
      <text:p text:style-name="Code"><text:tab/><text:tab/>speed_const = 25.0</text:p>
      <text:p text:style-name="Code"/>
      <text:p text:style-name="Code"><text:tab/><text:tab/># set the speeds</text:p>
      <text:p text:style-name="Code"><text:tab/><text:tab/>left_speed = speed_const + (target_direction * speed_scale)</text:p>
      <text:p text:style-name="Code"><text:tab/><text:tab/>right_speed = speed_const – (target_direction * speed_scale)</text:p>
      <text:p text:style-name="Code"/>
      <text:p text:style-name="Code"><text:tab/><text:tab/># drive the motors</text:p>
      <text:p text:style-name="Code"><text:tab/><text:tab/>robot.setSpeeds(left_speed, right_speed)</text:p>
      <text:p text:style-name="Standard"/>
      <text:p text:style-name="Standard">The final step is to make sure the robot motors are set to stopped when the script is exited. <text:s/>So place this line after the event handling while loop</text:p>
      <text:p text:style-name="Standard"/>
      <text:p text:style-name="Code"># finally, stop driving the motors</text:p>
      <text:p text:style-name="Code">robot.setSpeeds(0,0)</text:p>
      <text:p text:style-name="Standard"/>
      <text:p text:style-name="Standard">This tutorial is now at an end. <text:s/>You can play around with the speed setting to find a good balance for turning or you can try and get the robot to follow your face. <text:s/>You can also find <text:span text:style-name="T2">code listings</text:span> on the website for this tutorial if you are st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de" style:family="paragraph" style:parent-style-name="Standard" style:next-style-name="Standard" style:master-page-name="">
      <style:paragraph-properties fo:margin="100%" fo:margin-left="0cm" fo:margin-right="0cm" fo:margin-top="0cm" fo:margin-bottom="0cm" fo:line-height="120%" fo:text-indent="0cm" style:auto-text-indent="true" style:page-number="auto" fo:background-color="transparent" style:shadow="none">
        <style:tab-stops/>
        <style:background-image/>
      </style:paragraph-properties>
      <style:text-properties fo:color="#000080" style:font-name="Ubuntu Mono"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 Jones</meta:initial-creator>
    <meta:creation-date>2012-08-16T11:27:33</meta:creation-date>
    <dc:date>2012-08-20T16:53:49</dc:date>
    <dc:creator>E.R. Jones</dc:creator>
    <meta:editing-duration>PT5H8M25S</meta:editing-duration>
    <meta:editing-cycles>167</meta:editing-cycles>
    <meta:generator>LibreOffice/3.5$Linux_x86 LibreOffice_project/350m1$Build-2</meta:generator>
    <meta:document-statistic meta:table-count="0" meta:image-count="0" meta:object-count="0" meta:page-count="6" meta:paragraph-count="149" meta:word-count="2150" meta:character-count="11971" meta:non-whitespace-character-count="9789"/>
  </office:meta>
</office:document-meta>
</file>